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udo gs -sDEVICE=pdfwrite -dCompatibilityLevel=1.2 -o "Pense-bête PV3-4.pdf" "Pense-bête PV3-3.pdf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6T11:47:10.348076587</meta:creation-date>
    <dc:date>2020-11-26T11:47:52.209886502</dc:date>
    <meta:editing-duration>PT42S</meta:editing-duration>
    <meta:editing-cycles>1</meta:editing-cycles>
    <meta:document-statistic meta:table-count="0" meta:image-count="0" meta:object-count="0" meta:page-count="1" meta:paragraph-count="1" meta:word-count="9" meta:character-count="99" meta:non-whitespace-character-count="91"/>
    <meta:generator>LibreOffice/6.1.5.2$Linux_X86_64 LibreOffice_project/10$Build-2</meta:generator>
  </office:meta>
</office:document-meta>
</file>